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0.653cm" svg:height="0.655cm" svg:x="1.344cm" svg:y="3.8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0.653cm" svg:height="0.655cm" svg:x="1.347cm" svg:y="4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655cm" svg:height="0.653cm" svg:x="1.348cm" svg:y="5.8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0.655cm" svg:height="0.652cm" svg:x="1.348cm" svg:y="6.9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0.652cm" svg:height="0.652cm" svg:x="1.352cm" svg:y="7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0.654cm" svg:height="0.654cm" svg:x="1.354cm" svg:y="8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979cm" svg:height="6.096cm" svg:x="3.15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79cm" svg:height="6.096cm" svg:x="5.58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8cm" svg:height="6.096cm" svg:x="7.935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0.653cm" svg:height="0.653cm" svg:x="10.243cm" svg:y="3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0.652cm" svg:height="0.652cm" svg:x="10.247cm" svg:y="4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8" draw:id="id18" draw:layer="layout" svg:width="0.654cm" svg:height="0.653cm" svg:x="10.249cm" svg:y="5.8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0" draw:id="id20" draw:layer="layout" svg:width="0.654cm" svg:height="0.654cm" svg:x="10.249cm" svg:y="6.9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2" draw:id="id22" draw:layer="layout" svg:width="0.654cm" svg:height="0.654cm" svg:x="10.251cm" svg:y="7.9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4" draw:id="id24" draw:layer="layout" svg:width="0.653cm" svg:height="0.653cm" svg:x="10.253cm" svg:y="8.9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6.731cm" svg:height="6.477cm" svg:x="2.698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16cm" svg:y1="1.254cm" svg:x2="11.16cm" svg:y2="26.94cm">
          <text:p/>
        </draw:line>
        <draw:custom-shape draw:style-name="gr1" draw:text-style-name="P1" xml:id="id12" draw:id="id12" draw:layer="layout" svg:width="0.653cm" svg:height="0.655cm" svg:x="3.269cm" svg:y="3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0.653cm" svg:height="0.655cm" svg:x="3.272cm" svg:y="4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0.654cm" svg:height="0.653cm" svg:x="3.274cm" svg:y="5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0.654cm" svg:height="0.652cm" svg:x="3.274cm" svg:y="6.9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652cm" svg:height="0.653cm" svg:x="3.277cm" svg:y="7.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654cm" svg:height="0.654cm" svg:x="3.279cm" svg:y="8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2.008cm" svg:y1="9.296cm" svg:x2="3.279cm" svg:y2="9.297cm" draw:start-shape="id1" draw:start-glue-point="10" draw:end-shape="id2" draw:end-glue-point="6" svg:d="M2008 9296h636v1h635" svg:viewBox="0 0 1272 2">
          <text:p/>
        </draw:connector>
        <draw:connector draw:style-name="gr5" draw:text-style-name="P1" draw:layer="layout" svg:x1="2.004cm" svg:y1="8.265cm" svg:x2="3.277cm" svg:y2="8.266cm" draw:start-shape="id3" draw:start-glue-point="10" draw:end-shape="id4" draw:end-glue-point="3" svg:d="M2004 8265h637v1h636" svg:viewBox="0 0 1274 2">
          <text:p/>
        </draw:connector>
        <draw:connector draw:style-name="gr5" draw:text-style-name="P1" draw:layer="layout" svg:x1="2.003cm" svg:y1="7.234cm" svg:x2="3.274cm" svg:y2="7.235cm" draw:start-shape="id5" draw:start-glue-point="10" draw:end-shape="id6" draw:end-glue-point="6" svg:d="M2003 7234h636v1h635" svg:viewBox="0 0 1272 2">
          <text:p/>
        </draw:connector>
        <draw:connector draw:style-name="gr5" draw:text-style-name="P1" draw:layer="layout" svg:x1="2.003cm" svg:y1="6.206cm" svg:x2="3.274cm" svg:y2="6.206cm" draw:start-shape="id7" draw:start-glue-point="10" draw:end-shape="id8" draw:end-glue-point="3" svg:d="M2003 6206h1271" svg:viewBox="0 0 1272 1">
          <text:p/>
        </draw:connector>
        <draw:connector draw:style-name="gr5" draw:text-style-name="P1" draw:layer="layout" svg:x1="2cm" svg:y1="5.175cm" svg:x2="3.272cm" svg:y2="5.176cm" draw:start-shape="id9" draw:start-glue-point="10" draw:end-shape="id10" draw:end-glue-point="6" svg:d="M2000 5175h636v1h636" svg:viewBox="0 0 1273 2">
          <text:p/>
        </draw:connector>
        <draw:connector draw:style-name="gr5" draw:text-style-name="P1" draw:layer="layout" svg:x1="1.997cm" svg:y1="4.144cm" svg:x2="3.269cm" svg:y2="4.145cm" draw:start-shape="id11" draw:start-glue-point="10" draw:end-shape="id12" draw:end-glue-point="6" svg:d="M1997 4144h636v1h636" svg:viewBox="0 0 1273 2">
          <text:p/>
        </draw:connector>
        <draw:custom-shape draw:style-name="gr1" draw:text-style-name="P1" xml:id="id13" draw:id="id13" draw:layer="layout" svg:width="0.652cm" svg:height="0.653cm" svg:x="8.122cm" svg:y="3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5" draw:id="id15" draw:layer="layout" svg:width="0.653cm" svg:height="0.652cm" svg:x="8.125cm" svg:y="4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7" draw:id="id17" draw:layer="layout" svg:width="0.654cm" svg:height="0.654cm" svg:x="8.127cm" svg:y="5.8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9" draw:id="id19" draw:layer="layout" svg:width="0.654cm" svg:height="0.655cm" svg:x="8.127cm" svg:y="6.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1" draw:id="id21" draw:layer="layout" svg:width="0.654cm" svg:height="0.654cm" svg:x="8.129cm" svg:y="7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3" draw:id="id23" draw:layer="layout" svg:width="0.652cm" svg:height="0.652cm" svg:x="8.132cm" svg:y="8.9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8.774cm" svg:y1="4.147cm" svg:x2="10.243cm" svg:y2="4.146cm" draw:start-shape="id13" draw:start-glue-point="10" draw:end-shape="id14" draw:end-glue-point="6" svg:d="M8774 4147h735v-1h734" svg:viewBox="0 0 1470 2">
          <text:p/>
        </draw:connector>
        <draw:connector draw:style-name="gr5" draw:text-style-name="P1" draw:layer="layout" svg:x1="8.778cm" svg:y1="5.178cm" svg:x2="10.247cm" svg:y2="5.177cm" draw:start-shape="id15" draw:start-glue-point="10" draw:end-shape="id16" draw:end-glue-point="6" svg:d="M8778 5178h735v-1h734" svg:viewBox="0 0 1470 2">
          <text:p/>
        </draw:connector>
        <draw:connector draw:style-name="gr5" draw:text-style-name="P1" draw:layer="layout" svg:x1="8.781cm" svg:y1="6.209cm" svg:x2="10.249cm" svg:y2="6.208cm" draw:start-shape="id17" draw:start-glue-point="10" draw:end-shape="id18" draw:end-glue-point="6" svg:d="M8781 6209h735v-1h733" svg:viewBox="0 0 1469 2">
          <text:p/>
        </draw:connector>
        <draw:connector draw:style-name="gr5" draw:text-style-name="P1" draw:layer="layout" svg:x1="8.781cm" svg:y1="7.238cm" svg:x2="10.249cm" svg:y2="7.236cm" draw:start-shape="id19" draw:start-glue-point="10" draw:end-shape="id20" draw:end-glue-point="6" svg:d="M8781 7238h735v-2h733" svg:viewBox="0 0 1469 3">
          <text:p/>
        </draw:connector>
        <draw:connector draw:style-name="gr5" draw:text-style-name="P1" draw:layer="layout" svg:x1="8.783cm" svg:y1="8.269cm" svg:x2="10.251cm" svg:y2="8.268cm" draw:start-shape="id21" draw:start-glue-point="10" draw:end-shape="id22" draw:end-glue-point="6" svg:d="M8783 8269h735v-1h733" svg:viewBox="0 0 1469 2">
          <text:p/>
        </draw:connector>
        <draw:connector draw:style-name="gr5" draw:text-style-name="P1" draw:layer="layout" svg:x1="8.784cm" svg:y1="9.3cm" svg:x2="10.253cm" svg:y2="9.299cm" draw:start-shape="id23" draw:start-glue-point="10" draw:end-shape="id24" draw:end-glue-point="6" svg:d="M8784 9300h735v-1h734" svg:viewBox="0 0 147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6:43:07.145474511</meta:creation-date>
    <meta:generator>LibreOffice/4.2.8.2$Linux_X86_64 LibreOffice_project/420m0$Build-2</meta:generator>
    <dc:date>2017-03-01T17:07:29.582703545</dc:date>
    <meta:editing-duration>P0D</meta:editing-duration>
    <meta:editing-cycles>1</meta:editing-cycles>
    <meta:document-statistic meta:object-count="41"/>
  </office:meta>
</office:document-meta>
</file>